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2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<text:s/>China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Eastern Asia </text:p>
          </table:table-cell>
          <table:table-cell office:value-type="float" office:value="1427647786" calcext:value-type="float">
            <text:p>1427647786</text:p>
          </table:table-cell>
          <table:table-cell office:value-type="float" office:value="1433783686" calcext:value-type="float">
            <text:p>1433783686</text:p>
          </table:table-cell>
          <table:table-cell office:value-type="string" calcext:value-type="string">
            <text:p>+0.43%</text:p>
          </table:table-cell>
        </table:table-row>
        <table:table-row table:style-name="ro1">
          <table:table-cell office:value-type="string" calcext:value-type="string">
            <text:p><text:s/>India 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Southern Asia </text:p>
          </table:table-cell>
          <table:table-cell office:value-type="float" office:value="1352642280" calcext:value-type="float">
            <text:p>1352642280</text:p>
          </table:table-cell>
          <table:table-cell office:value-type="float" office:value="1366417754" calcext:value-type="float">
            <text:p>1366417754</text:p>
          </table:table-cell>
          <table:table-cell office:value-type="string" calcext:value-type="string">
            <text:p>+1.02%</text:p>
          </table:table-cell>
        </table:table-row>
        <table:table-row table:style-name="ro1">
          <table:table-cell office:value-type="string" calcext:value-type="string">
            <text:p><text:s/>United States </text:p>
          </table:table-cell>
          <table:table-cell office:value-type="string" calcext:value-type="string">
            <text:p>Americas </text:p>
          </table:table-cell>
          <table:table-cell office:value-type="string" calcext:value-type="string">
            <text:p>Northern America </text:p>
          </table:table-cell>
          <table:table-cell office:value-type="float" office:value="327096265" calcext:value-type="float">
            <text:p>327096265</text:p>
          </table:table-cell>
          <table:table-cell office:value-type="float" office:value="329064917" calcext:value-type="float">
            <text:p>329064917</text:p>
          </table:table-cell>
          <table:table-cell office:value-type="string" calcext:value-type="string">
            <text:p>+0.60%</text:p>
          </table:table-cell>
        </table:table-row>
        <table:table-row table:style-name="ro1">
          <table:table-cell office:value-type="string" calcext:value-type="string">
            <text:p><text:s/>Indonesia 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South-eastern Asia </text:p>
          </table:table-cell>
          <table:table-cell office:value-type="float" office:value="267670543" calcext:value-type="float">
            <text:p>267670543</text:p>
          </table:table-cell>
          <table:table-cell office:value-type="float" office:value="270625568" calcext:value-type="float">
            <text:p>270625568</text:p>
          </table:table-cell>
          <table:table-cell office:value-type="string" calcext:value-type="string">
            <text:p>+1.10%</text:p>
          </table:table-cell>
        </table:table-row>
        <table:table-row table:style-name="ro1">
          <table:table-cell office:value-type="string" calcext:value-type="string">
            <text:p><text:s/>Pakistan 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Southern Asia </text:p>
          </table:table-cell>
          <table:table-cell office:value-type="float" office:value="212228286" calcext:value-type="float">
            <text:p>212228286</text:p>
          </table:table-cell>
          <table:table-cell office:value-type="float" office:value="216565318" calcext:value-type="float">
            <text:p>216565318</text:p>
          </table:table-cell>
          <table:table-cell office:value-type="string" calcext:value-type="string">
            <text:p>+2.04%</text:p>
          </table:table-cell>
        </table:table-row>
        <table:table-row table:style-name="ro1">
          <table:table-cell office:value-type="string" calcext:value-type="string">
            <text:p><text:s/>Brazil </text:p>
          </table:table-cell>
          <table:table-cell office:value-type="string" calcext:value-type="string">
            <text:p>Americas </text:p>
          </table:table-cell>
          <table:table-cell office:value-type="string" calcext:value-type="string">
            <text:p>South America </text:p>
          </table:table-cell>
          <table:table-cell office:value-type="float" office:value="209469323" calcext:value-type="float">
            <text:p>209469323</text:p>
          </table:table-cell>
          <table:table-cell office:value-type="float" office:value="211049527" calcext:value-type="float">
            <text:p>211049527</text:p>
          </table:table-cell>
          <table:table-cell table:style-name="ce2" office:value-type="string" calcext:value-type="string">
            <text:p>+0.75%</text:p>
          </table:table-cell>
        </table:table-row>
        <table:table-row table:style-name="ro1">
          <table:table-cell office:value-type="string" calcext:value-type="string">
            <text:p><text:s/>Nigeria </text:p>
          </table:table-cell>
          <table:table-cell office:value-type="string" calcext:value-type="string">
            <text:p>Africa </text:p>
          </table:table-cell>
          <table:table-cell office:value-type="string" calcext:value-type="string">
            <text:p>Western Africa </text:p>
          </table:table-cell>
          <table:table-cell office:value-type="float" office:value="195874683" calcext:value-type="float">
            <text:p>195874683</text:p>
          </table:table-cell>
          <table:table-cell office:value-type="float" office:value="200963599" calcext:value-type="float">
            <text:p>200963599</text:p>
          </table:table-cell>
          <table:table-cell table:style-name="ce2" office:value-type="string" calcext:value-type="string">
            <text:p>+2.60%</text:p>
          </table:table-cell>
        </table:table-row>
        <table:table-row table:style-name="ro1">
          <table:table-cell office:value-type="string" calcext:value-type="string">
            <text:p><text:s/>Bangladesh 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Southern Asia </text:p>
          </table:table-cell>
          <table:table-cell office:value-type="float" office:value="161376708" calcext:value-type="float">
            <text:p>161376708</text:p>
          </table:table-cell>
          <table:table-cell office:value-type="float" office:value="163046161" calcext:value-type="float">
            <text:p>163046161</text:p>
          </table:table-cell>
          <table:table-cell table:style-name="ce2" office:value-type="string" calcext:value-type="string">
            <text:p>+1.03%</text:p>
          </table:table-cell>
        </table:table-row>
        <table:table-row table:style-name="ro1">
          <table:table-cell office:value-type="string" calcext:value-type="string">
            <text:p><text:s/>Russia </text:p>
          </table:table-cell>
          <table:table-cell office:value-type="string" calcext:value-type="string">
            <text:p>Europe </text:p>
          </table:table-cell>
          <table:table-cell office:value-type="string" calcext:value-type="string">
            <text:p>Eastern Europe </text:p>
          </table:table-cell>
          <table:table-cell office:value-type="float" office:value="145734038" calcext:value-type="float">
            <text:p>145734038</text:p>
          </table:table-cell>
          <table:table-cell office:value-type="float" office:value="145872256" calcext:value-type="float">
            <text:p>145872256</text:p>
          </table:table-cell>
          <table:table-cell table:style-name="ce2" office:value-type="string" calcext:value-type="string">
            <text:p>+0.09%</text:p>
          </table:table-cell>
        </table:table-row>
        <table:table-row table:style-name="ro1">
          <table:table-cell office:value-type="string" calcext:value-type="string">
            <text:p><text:s/>Mexico </text:p>
          </table:table-cell>
          <table:table-cell office:value-type="string" calcext:value-type="string">
            <text:p>Americas </text:p>
          </table:table-cell>
          <table:table-cell office:value-type="string" calcext:value-type="string">
            <text:p>Central America </text:p>
          </table:table-cell>
          <table:table-cell office:value-type="float" office:value="126190788" calcext:value-type="float">
            <text:p>126190788</text:p>
          </table:table-cell>
          <table:table-cell office:value-type="float" office:value="127575529" calcext:value-type="float">
            <text:p>127575529</text:p>
          </table:table-cell>
          <table:table-cell table:style-name="ce2" office:value-type="string" calcext:value-type="string">
            <text:p>+1.10%</text:p>
          </table:table-cell>
        </table:table-row>
        <table:table-row table:style-name="ro1">
          <table:table-cell office:value-type="string" calcext:value-type="string">
            <text:p><text:s/>Japan 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Eastern Asia </text:p>
          </table:table-cell>
          <table:table-cell office:value-type="float" office:value="127202192" calcext:value-type="float">
            <text:p>127202192</text:p>
          </table:table-cell>
          <table:table-cell office:value-type="float" office:value="126860301" calcext:value-type="float">
            <text:p>126860301</text:p>
          </table:table-cell>
          <table:table-cell office:value-type="string" calcext:value-type="string">
            <text:p>−0.27%</text:p>
          </table:table-cell>
        </table:table-row>
        <table:table-row table:style-name="ro1">
          <table:table-cell office:value-type="string" calcext:value-type="string">
            <text:p><text:s/>Ethiopia </text:p>
          </table:table-cell>
          <table:table-cell office:value-type="string" calcext:value-type="string">
            <text:p>Africa </text:p>
          </table:table-cell>
          <table:table-cell office:value-type="string" calcext:value-type="string">
            <text:p>Eastern Africa </text:p>
          </table:table-cell>
          <table:table-cell office:value-type="float" office:value="109224414" calcext:value-type="float">
            <text:p>109224414</text:p>
          </table:table-cell>
          <table:table-cell office:value-type="float" office:value="112078730" calcext:value-type="float">
            <text:p>112078730</text:p>
          </table:table-cell>
          <table:table-cell office:value-type="string" calcext:value-type="string">
            <text:p>+2.61%</text:p>
          </table:table-cell>
        </table:table-row>
        <table:table-row table:style-name="ro1">
          <table:table-cell office:value-type="string" calcext:value-type="string">
            <text:p><text:s/>Philippines 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South-eastern Asia </text:p>
          </table:table-cell>
          <table:table-cell office:value-type="float" office:value="106651394" calcext:value-type="float">
            <text:p>106651394</text:p>
          </table:table-cell>
          <table:table-cell office:value-type="float" office:value="108116615" calcext:value-type="float">
            <text:p>108116615</text:p>
          </table:table-cell>
          <table:table-cell office:value-type="string" calcext:value-type="string">
            <text:p>+1.37%</text:p>
          </table:table-cell>
        </table:table-row>
        <table:table-row table:style-name="ro1">
          <table:table-cell office:value-type="string" calcext:value-type="string">
            <text:p><text:s/>Egypt </text:p>
          </table:table-cell>
          <table:table-cell office:value-type="string" calcext:value-type="string">
            <text:p>Africa </text:p>
          </table:table-cell>
          <table:table-cell office:value-type="string" calcext:value-type="string">
            <text:p>Northern Africa </text:p>
          </table:table-cell>
          <table:table-cell office:value-type="float" office:value="98423598" calcext:value-type="float">
            <text:p>98423598</text:p>
          </table:table-cell>
          <table:table-cell office:value-type="float" office:value="100388073" calcext:value-type="float">
            <text:p>100388073</text:p>
          </table:table-cell>
          <table:table-cell office:value-type="string" calcext:value-type="string">
            <text:p>+2.00%</text:p>
          </table:table-cell>
        </table:table-row>
        <table:table-row table:style-name="ro1">
          <table:table-cell office:value-type="string" calcext:value-type="string">
            <text:p><text:s/>Vietnam 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South-eastern Asia </text:p>
          </table:table-cell>
          <table:table-cell office:value-type="float" office:value="95545962" calcext:value-type="float">
            <text:p>95545962</text:p>
          </table:table-cell>
          <table:table-cell office:value-type="float" office:value="96462106" calcext:value-type="float">
            <text:p>96462106</text:p>
          </table:table-cell>
          <table:table-cell office:value-type="string" calcext:value-type="string">
            <text:p>+0.96%</text:p>
          </table:table-cell>
        </table:table-row>
      </table:table>
      <table:table table:name="Single Column" table:style-name="ta1">
        <table:table-column table:style-name="co2" table:number-columns-repeated="6" table:default-cell-style-name="Default"/>
        <table:table-column table:style-name="co2" table:default-cell-style-name="ce1"/>
        <table:table-row table:style-name="ro1">
          <table:table-cell table:number-columns-repeated="6"/>
          <table:table-cell office:value-type="string" calcext:value-type="string">
            <text:p><text:s/>Chin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<text:s/>India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<text:s/>United States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Indonesia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Pakistan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<text:s/>Brazil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Nigeria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<text:s/>Bangladesh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Russia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<text:s/>Mexico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Japan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Ethiopia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Philippines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Egypt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Vietnam 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ngle Row" table:style-name="ta1">
        <table:table-column table:style-name="co2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>
            <text:p><text:s/>China</text:p>
          </table:table-cell>
          <table:table-cell/>
          <table:table-cell table:style-name="ce1" office:value-type="string" calcext:value-type="string">
            <text:p>Asia </text:p>
          </table:table-cell>
          <table:table-cell table:style-name="ce1" office:value-type="string" calcext:value-type="string">
            <text:p>Eastern Asia </text:p>
          </table:table-cell>
          <table:table-cell table:number-columns-repeated="2"/>
          <table:table-cell table:style-name="ce1" office:value-type="float" office:value="1427647786" calcext:value-type="float">
            <text:p>1427647786</text:p>
          </table:table-cell>
          <table:table-cell table:style-name="ce1" office:value-type="float" office:value="1433783686" calcext:value-type="float">
            <text:p>1433783686</text:p>
          </table:table-cell>
          <table:table-cell table:style-name="ce1" office:value-type="string" calcext:value-type="string">
            <text:p>+0.43%</text:p>
          </table:table-cell>
        </table:table-row>
      </table:table>
      <table:table table:name="RB Rows" table:style-name="ta1">
        <table:table-column table:style-name="co2" table:number-columns-repeated="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<text:s/>China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Eastern Asia </text:p>
          </table:table-cell>
          <table:table-cell office:value-type="float" office:value="1427647786" calcext:value-type="float">
            <text:p>1427647786</text:p>
          </table:table-cell>
          <table:table-cell office:value-type="float" office:value="1433783686" calcext:value-type="float">
            <text:p>1433783686</text:p>
          </table:table-cell>
          <table:table-cell office:value-type="string" calcext:value-type="string">
            <text:p>+0.43%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<text:s/>India 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Southern Asia </text:p>
          </table:table-cell>
          <table:table-cell office:value-type="float" office:value="1352642280" calcext:value-type="float">
            <text:p>1352642280</text:p>
          </table:table-cell>
          <table:table-cell office:value-type="float" office:value="1366417754" calcext:value-type="float">
            <text:p>1366417754</text:p>
          </table:table-cell>
          <table:table-cell office:value-type="string" calcext:value-type="string">
            <text:p>+1.02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<text:s/>United States </text:p>
          </table:table-cell>
          <table:table-cell office:value-type="string" calcext:value-type="string">
            <text:p>Americas </text:p>
          </table:table-cell>
          <table:table-cell office:value-type="string" calcext:value-type="string">
            <text:p>Northern America </text:p>
          </table:table-cell>
          <table:table-cell office:value-type="float" office:value="327096265" calcext:value-type="float">
            <text:p>327096265</text:p>
          </table:table-cell>
          <table:table-cell office:value-type="float" office:value="329064917" calcext:value-type="float">
            <text:p>329064917</text:p>
          </table:table-cell>
          <table:table-cell office:value-type="string" calcext:value-type="string">
            <text:p>+0.60%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<text:s/>Indonesia 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South-eastern Asia </text:p>
          </table:table-cell>
          <table:table-cell office:value-type="float" office:value="267670543" calcext:value-type="float">
            <text:p>267670543</text:p>
          </table:table-cell>
          <table:table-cell office:value-type="float" office:value="270625568" calcext:value-type="float">
            <text:p>270625568</text:p>
          </table:table-cell>
          <table:table-cell office:value-type="string" calcext:value-type="string">
            <text:p>+1.10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<text:s/>Pakistan 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Southern Asia </text:p>
          </table:table-cell>
          <table:table-cell office:value-type="float" office:value="212228286" calcext:value-type="float">
            <text:p>212228286</text:p>
          </table:table-cell>
          <table:table-cell office:value-type="float" office:value="216565318" calcext:value-type="float">
            <text:p>216565318</text:p>
          </table:table-cell>
          <table:table-cell office:value-type="string" calcext:value-type="string">
            <text:p>+2.04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<text:s/>Brazil </text:p>
          </table:table-cell>
          <table:table-cell office:value-type="string" calcext:value-type="string">
            <text:p>Americas </text:p>
          </table:table-cell>
          <table:table-cell office:value-type="string" calcext:value-type="string">
            <text:p>South America </text:p>
          </table:table-cell>
          <table:table-cell office:value-type="float" office:value="209469323" calcext:value-type="float">
            <text:p>209469323</text:p>
          </table:table-cell>
          <table:table-cell office:value-type="float" office:value="211049527" calcext:value-type="float">
            <text:p>211049527</text:p>
          </table:table-cell>
          <table:table-cell table:style-name="ce2" office:value-type="string" calcext:value-type="string">
            <text:p>+0.75%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<text:s/>Nigeria </text:p>
          </table:table-cell>
          <table:table-cell office:value-type="string" calcext:value-type="string">
            <text:p>Africa </text:p>
          </table:table-cell>
          <table:table-cell office:value-type="string" calcext:value-type="string">
            <text:p>Western Africa </text:p>
          </table:table-cell>
          <table:table-cell office:value-type="float" office:value="195874683" calcext:value-type="float">
            <text:p>195874683</text:p>
          </table:table-cell>
          <table:table-cell office:value-type="float" office:value="200963599" calcext:value-type="float">
            <text:p>200963599</text:p>
          </table:table-cell>
          <table:table-cell table:style-name="ce2" office:value-type="string" calcext:value-type="string">
            <text:p>+2.60%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<text:s/>Bangladesh 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Southern Asia </text:p>
          </table:table-cell>
          <table:table-cell office:value-type="float" office:value="161376708" calcext:value-type="float">
            <text:p>161376708</text:p>
          </table:table-cell>
          <table:table-cell office:value-type="float" office:value="163046161" calcext:value-type="float">
            <text:p>163046161</text:p>
          </table:table-cell>
          <table:table-cell table:style-name="ce2" office:value-type="string" calcext:value-type="string">
            <text:p>+1.03%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<text:s/>Russia </text:p>
          </table:table-cell>
          <table:table-cell office:value-type="string" calcext:value-type="string">
            <text:p>Europe </text:p>
          </table:table-cell>
          <table:table-cell office:value-type="string" calcext:value-type="string">
            <text:p>Eastern Europe </text:p>
          </table:table-cell>
          <table:table-cell office:value-type="float" office:value="145734038" calcext:value-type="float">
            <text:p>145734038</text:p>
          </table:table-cell>
          <table:table-cell office:value-type="float" office:value="145872256" calcext:value-type="float">
            <text:p>145872256</text:p>
          </table:table-cell>
          <table:table-cell table:style-name="ce2" office:value-type="string" calcext:value-type="string">
            <text:p>+0.09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<text:s/>Mexico </text:p>
          </table:table-cell>
          <table:table-cell office:value-type="string" calcext:value-type="string">
            <text:p>Americas </text:p>
          </table:table-cell>
          <table:table-cell office:value-type="string" calcext:value-type="string">
            <text:p>Central America </text:p>
          </table:table-cell>
          <table:table-cell office:value-type="float" office:value="126190788" calcext:value-type="float">
            <text:p>126190788</text:p>
          </table:table-cell>
          <table:table-cell office:value-type="float" office:value="127575529" calcext:value-type="float">
            <text:p>127575529</text:p>
          </table:table-cell>
          <table:table-cell table:style-name="ce2" office:value-type="string" calcext:value-type="string">
            <text:p>+1.10%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<text:s/>Japan 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Eastern Asia </text:p>
          </table:table-cell>
          <table:table-cell office:value-type="float" office:value="127202192" calcext:value-type="float">
            <text:p>127202192</text:p>
          </table:table-cell>
          <table:table-cell office:value-type="float" office:value="126860301" calcext:value-type="float">
            <text:p>126860301</text:p>
          </table:table-cell>
          <table:table-cell office:value-type="string" calcext:value-type="string">
            <text:p>−0.27%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<text:s/>Ethiopia </text:p>
          </table:table-cell>
          <table:table-cell office:value-type="string" calcext:value-type="string">
            <text:p>Africa </text:p>
          </table:table-cell>
          <table:table-cell office:value-type="string" calcext:value-type="string">
            <text:p>Eastern Africa </text:p>
          </table:table-cell>
          <table:table-cell office:value-type="float" office:value="109224414" calcext:value-type="float">
            <text:p>109224414</text:p>
          </table:table-cell>
          <table:table-cell office:value-type="float" office:value="112078730" calcext:value-type="float">
            <text:p>112078730</text:p>
          </table:table-cell>
          <table:table-cell office:value-type="string" calcext:value-type="string">
            <text:p>+2.61%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<text:s/>Philippines 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South-eastern Asia </text:p>
          </table:table-cell>
          <table:table-cell office:value-type="float" office:value="106651394" calcext:value-type="float">
            <text:p>106651394</text:p>
          </table:table-cell>
          <table:table-cell office:value-type="float" office:value="108116615" calcext:value-type="float">
            <text:p>108116615</text:p>
          </table:table-cell>
          <table:table-cell office:value-type="string" calcext:value-type="string">
            <text:p>+1.37%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<text:s/>Egypt </text:p>
          </table:table-cell>
          <table:table-cell office:value-type="string" calcext:value-type="string">
            <text:p>Africa </text:p>
          </table:table-cell>
          <table:table-cell office:value-type="string" calcext:value-type="string">
            <text:p>Northern Africa </text:p>
          </table:table-cell>
          <table:table-cell office:value-type="float" office:value="98423598" calcext:value-type="float">
            <text:p>98423598</text:p>
          </table:table-cell>
          <table:table-cell office:value-type="float" office:value="100388073" calcext:value-type="float">
            <text:p>100388073</text:p>
          </table:table-cell>
          <table:table-cell office:value-type="string" calcext:value-type="string">
            <text:p>+2.00%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<text:s/>Vietnam 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South-eastern Asia </text:p>
          </table:table-cell>
          <table:table-cell office:value-type="float" office:value="95545962" calcext:value-type="float">
            <text:p>95545962</text:p>
          </table:table-cell>
          <table:table-cell office:value-type="float" office:value="96462106" calcext:value-type="float">
            <text:p>96462106</text:p>
          </table:table-cell>
          <table:table-cell office:value-type="string" calcext:value-type="string">
            <text:p>+0.96%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B Columns" table:style-name="ta1">
        <table:table-column table:style-name="co2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<text:s/>China</text:p>
          </table:table-cell>
          <table:table-cell/>
          <table:table-cell office:value-type="string" calcext:value-type="string">
            <text:p>Asia </text:p>
          </table:table-cell>
          <table:table-cell/>
          <table:table-cell office:value-type="string" calcext:value-type="string">
            <text:p>Eastern Asia </text:p>
          </table:table-cell>
          <table:table-cell office:value-type="float" office:value="1427647786" calcext:value-type="float">
            <text:p>1427647786</text:p>
          </table:table-cell>
          <table:table-cell office:value-type="float" office:value="1433783686" calcext:value-type="float">
            <text:p>1433783686</text:p>
          </table:table-cell>
          <table:table-cell/>
          <table:table-cell office:value-type="string" calcext:value-type="string">
            <text:p>+0.43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India </text:p>
          </table:table-cell>
          <table:table-cell/>
          <table:table-cell office:value-type="string" calcext:value-type="string">
            <text:p>Asia </text:p>
          </table:table-cell>
          <table:table-cell/>
          <table:table-cell office:value-type="string" calcext:value-type="string">
            <text:p>Southern Asia </text:p>
          </table:table-cell>
          <table:table-cell office:value-type="float" office:value="1352642280" calcext:value-type="float">
            <text:p>1352642280</text:p>
          </table:table-cell>
          <table:table-cell office:value-type="float" office:value="1366417754" calcext:value-type="float">
            <text:p>1366417754</text:p>
          </table:table-cell>
          <table:table-cell/>
          <table:table-cell office:value-type="string" calcext:value-type="string">
            <text:p>+1.02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United States </text:p>
          </table:table-cell>
          <table:table-cell/>
          <table:table-cell office:value-type="string" calcext:value-type="string">
            <text:p>Americas </text:p>
          </table:table-cell>
          <table:table-cell/>
          <table:table-cell office:value-type="string" calcext:value-type="string">
            <text:p>Northern America </text:p>
          </table:table-cell>
          <table:table-cell office:value-type="float" office:value="327096265" calcext:value-type="float">
            <text:p>327096265</text:p>
          </table:table-cell>
          <table:table-cell office:value-type="float" office:value="329064917" calcext:value-type="float">
            <text:p>329064917</text:p>
          </table:table-cell>
          <table:table-cell/>
          <table:table-cell office:value-type="string" calcext:value-type="string">
            <text:p>+0.6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Indonesia </text:p>
          </table:table-cell>
          <table:table-cell/>
          <table:table-cell office:value-type="string" calcext:value-type="string">
            <text:p>Asia </text:p>
          </table:table-cell>
          <table:table-cell/>
          <table:table-cell office:value-type="string" calcext:value-type="string">
            <text:p>South-eastern Asia </text:p>
          </table:table-cell>
          <table:table-cell office:value-type="float" office:value="267670543" calcext:value-type="float">
            <text:p>267670543</text:p>
          </table:table-cell>
          <table:table-cell office:value-type="float" office:value="270625568" calcext:value-type="float">
            <text:p>270625568</text:p>
          </table:table-cell>
          <table:table-cell/>
          <table:table-cell office:value-type="string" calcext:value-type="string">
            <text:p>+1.1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Pakistan </text:p>
          </table:table-cell>
          <table:table-cell/>
          <table:table-cell office:value-type="string" calcext:value-type="string">
            <text:p>Asia </text:p>
          </table:table-cell>
          <table:table-cell/>
          <table:table-cell office:value-type="string" calcext:value-type="string">
            <text:p>Southern Asia </text:p>
          </table:table-cell>
          <table:table-cell office:value-type="float" office:value="212228286" calcext:value-type="float">
            <text:p>212228286</text:p>
          </table:table-cell>
          <table:table-cell office:value-type="float" office:value="216565318" calcext:value-type="float">
            <text:p>216565318</text:p>
          </table:table-cell>
          <table:table-cell/>
          <table:table-cell office:value-type="string" calcext:value-type="string">
            <text:p>+2.04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Brazil </text:p>
          </table:table-cell>
          <table:table-cell/>
          <table:table-cell office:value-type="string" calcext:value-type="string">
            <text:p>Americas </text:p>
          </table:table-cell>
          <table:table-cell/>
          <table:table-cell office:value-type="string" calcext:value-type="string">
            <text:p>South America </text:p>
          </table:table-cell>
          <table:table-cell office:value-type="float" office:value="209469323" calcext:value-type="float">
            <text:p>209469323</text:p>
          </table:table-cell>
          <table:table-cell office:value-type="float" office:value="211049527" calcext:value-type="float">
            <text:p>211049527</text:p>
          </table:table-cell>
          <table:table-cell/>
          <table:table-cell table:style-name="ce2" office:value-type="string" calcext:value-type="string">
            <text:p>+0.75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Nigeria </text:p>
          </table:table-cell>
          <table:table-cell/>
          <table:table-cell office:value-type="string" calcext:value-type="string">
            <text:p>Africa </text:p>
          </table:table-cell>
          <table:table-cell/>
          <table:table-cell office:value-type="string" calcext:value-type="string">
            <text:p>Western Africa </text:p>
          </table:table-cell>
          <table:table-cell office:value-type="float" office:value="195874683" calcext:value-type="float">
            <text:p>195874683</text:p>
          </table:table-cell>
          <table:table-cell office:value-type="float" office:value="200963599" calcext:value-type="float">
            <text:p>200963599</text:p>
          </table:table-cell>
          <table:table-cell/>
          <table:table-cell table:style-name="ce2" office:value-type="string" calcext:value-type="string">
            <text:p>+2.6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Bangladesh </text:p>
          </table:table-cell>
          <table:table-cell/>
          <table:table-cell office:value-type="string" calcext:value-type="string">
            <text:p>Asia </text:p>
          </table:table-cell>
          <table:table-cell/>
          <table:table-cell office:value-type="string" calcext:value-type="string">
            <text:p>Southern Asia </text:p>
          </table:table-cell>
          <table:table-cell office:value-type="float" office:value="161376708" calcext:value-type="float">
            <text:p>161376708</text:p>
          </table:table-cell>
          <table:table-cell office:value-type="float" office:value="163046161" calcext:value-type="float">
            <text:p>163046161</text:p>
          </table:table-cell>
          <table:table-cell/>
          <table:table-cell table:style-name="ce2" office:value-type="string" calcext:value-type="string">
            <text:p>+1.03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Russia </text:p>
          </table:table-cell>
          <table:table-cell/>
          <table:table-cell office:value-type="string" calcext:value-type="string">
            <text:p>Europe </text:p>
          </table:table-cell>
          <table:table-cell/>
          <table:table-cell office:value-type="string" calcext:value-type="string">
            <text:p>Eastern Europe </text:p>
          </table:table-cell>
          <table:table-cell office:value-type="float" office:value="145734038" calcext:value-type="float">
            <text:p>145734038</text:p>
          </table:table-cell>
          <table:table-cell office:value-type="float" office:value="145872256" calcext:value-type="float">
            <text:p>145872256</text:p>
          </table:table-cell>
          <table:table-cell/>
          <table:table-cell table:style-name="ce2" office:value-type="string" calcext:value-type="string">
            <text:p>+0.09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Mexico </text:p>
          </table:table-cell>
          <table:table-cell/>
          <table:table-cell office:value-type="string" calcext:value-type="string">
            <text:p>Americas </text:p>
          </table:table-cell>
          <table:table-cell/>
          <table:table-cell office:value-type="string" calcext:value-type="string">
            <text:p>Central America </text:p>
          </table:table-cell>
          <table:table-cell office:value-type="float" office:value="126190788" calcext:value-type="float">
            <text:p>126190788</text:p>
          </table:table-cell>
          <table:table-cell office:value-type="float" office:value="127575529" calcext:value-type="float">
            <text:p>127575529</text:p>
          </table:table-cell>
          <table:table-cell/>
          <table:table-cell table:style-name="ce2" office:value-type="string" calcext:value-type="string">
            <text:p>+1.1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Japan </text:p>
          </table:table-cell>
          <table:table-cell/>
          <table:table-cell office:value-type="string" calcext:value-type="string">
            <text:p>Asia </text:p>
          </table:table-cell>
          <table:table-cell/>
          <table:table-cell office:value-type="string" calcext:value-type="string">
            <text:p>Eastern Asia </text:p>
          </table:table-cell>
          <table:table-cell office:value-type="float" office:value="127202192" calcext:value-type="float">
            <text:p>127202192</text:p>
          </table:table-cell>
          <table:table-cell office:value-type="float" office:value="126860301" calcext:value-type="float">
            <text:p>126860301</text:p>
          </table:table-cell>
          <table:table-cell/>
          <table:table-cell office:value-type="string" calcext:value-type="string">
            <text:p>−0.27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Ethiopia </text:p>
          </table:table-cell>
          <table:table-cell/>
          <table:table-cell office:value-type="string" calcext:value-type="string">
            <text:p>Africa </text:p>
          </table:table-cell>
          <table:table-cell/>
          <table:table-cell office:value-type="string" calcext:value-type="string">
            <text:p>Eastern Africa </text:p>
          </table:table-cell>
          <table:table-cell office:value-type="float" office:value="109224414" calcext:value-type="float">
            <text:p>109224414</text:p>
          </table:table-cell>
          <table:table-cell office:value-type="float" office:value="112078730" calcext:value-type="float">
            <text:p>112078730</text:p>
          </table:table-cell>
          <table:table-cell/>
          <table:table-cell office:value-type="string" calcext:value-type="string">
            <text:p>+2.61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Philippines </text:p>
          </table:table-cell>
          <table:table-cell/>
          <table:table-cell office:value-type="string" calcext:value-type="string">
            <text:p>Asia </text:p>
          </table:table-cell>
          <table:table-cell/>
          <table:table-cell office:value-type="string" calcext:value-type="string">
            <text:p>South-eastern Asia </text:p>
          </table:table-cell>
          <table:table-cell office:value-type="float" office:value="106651394" calcext:value-type="float">
            <text:p>106651394</text:p>
          </table:table-cell>
          <table:table-cell office:value-type="float" office:value="108116615" calcext:value-type="float">
            <text:p>108116615</text:p>
          </table:table-cell>
          <table:table-cell/>
          <table:table-cell office:value-type="string" calcext:value-type="string">
            <text:p>+1.37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Egypt </text:p>
          </table:table-cell>
          <table:table-cell/>
          <table:table-cell office:value-type="string" calcext:value-type="string">
            <text:p>Africa </text:p>
          </table:table-cell>
          <table:table-cell/>
          <table:table-cell office:value-type="string" calcext:value-type="string">
            <text:p>Northern Africa </text:p>
          </table:table-cell>
          <table:table-cell office:value-type="float" office:value="98423598" calcext:value-type="float">
            <text:p>98423598</text:p>
          </table:table-cell>
          <table:table-cell office:value-type="float" office:value="100388073" calcext:value-type="float">
            <text:p>100388073</text:p>
          </table:table-cell>
          <table:table-cell/>
          <table:table-cell office:value-type="string" calcext:value-type="string">
            <text:p>+2.0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Vietnam </text:p>
          </table:table-cell>
          <table:table-cell/>
          <table:table-cell office:value-type="string" calcext:value-type="string">
            <text:p>Asia </text:p>
          </table:table-cell>
          <table:table-cell/>
          <table:table-cell office:value-type="string" calcext:value-type="string">
            <text:p>South-eastern Asia </text:p>
          </table:table-cell>
          <table:table-cell office:value-type="float" office:value="95545962" calcext:value-type="float">
            <text:p>95545962</text:p>
          </table:table-cell>
          <table:table-cell office:value-type="float" office:value="96462106" calcext:value-type="float">
            <text:p>96462106</text:p>
          </table:table-cell>
          <table:table-cell/>
          <table:table-cell office:value-type="string" calcext:value-type="string">
            <text:p>+0.96%</text:p>
          </table:table-cell>
        </table:table-row>
      </table:table>
      <table:table table:name="RB Compact" table:style-name="ta1">
        <table:table-column table:style-name="co2" table:number-columns-repeated="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<text:s/>China</text:p>
          </table:table-cell>
          <table:table-cell office:value-type="string" calcext:value-type="string">
            <text:p>Asia </text:p>
          </table:table-cell>
          <table:table-cell table:style-name="Default"/>
          <table:table-cell office:value-type="string" calcext:value-type="string">
            <text:p>Eastern Asia </text:p>
          </table:table-cell>
          <table:table-cell table:style-name="Default"/>
          <table:table-cell office:value-type="float" office:value="1427647786" calcext:value-type="float">
            <text:p>1427647786</text:p>
          </table:table-cell>
          <table:table-cell office:value-type="float" office:value="1433783686" calcext:value-type="float">
            <text:p>1433783686</text:p>
          </table:table-cell>
          <table:table-cell table:style-name="Default"/>
          <table:table-cell office:value-type="string" calcext:value-type="string">
            <text:p>+0.43%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<text:s/>India </text:p>
          </table:table-cell>
          <table:table-cell office:value-type="string" calcext:value-type="string">
            <text:p>Asia </text:p>
          </table:table-cell>
          <table:table-cell table:style-name="Default"/>
          <table:table-cell office:value-type="string" calcext:value-type="string">
            <text:p>Southern Asia </text:p>
          </table:table-cell>
          <table:table-cell table:style-name="Default"/>
          <table:table-cell office:value-type="float" office:value="1352642280" calcext:value-type="float">
            <text:p>1352642280</text:p>
          </table:table-cell>
          <table:table-cell office:value-type="float" office:value="1366417754" calcext:value-type="float">
            <text:p>1366417754</text:p>
          </table:table-cell>
          <table:table-cell table:style-name="Default"/>
          <table:table-cell office:value-type="string" calcext:value-type="string">
            <text:p>+1.02%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<text:s/>United States </text:p>
          </table:table-cell>
          <table:table-cell office:value-type="string" calcext:value-type="string">
            <text:p>Americas </text:p>
          </table:table-cell>
          <table:table-cell table:style-name="Default"/>
          <table:table-cell office:value-type="string" calcext:value-type="string">
            <text:p>Northern America </text:p>
          </table:table-cell>
          <table:table-cell table:style-name="Default"/>
          <table:table-cell office:value-type="float" office:value="327096265" calcext:value-type="float">
            <text:p>327096265</text:p>
          </table:table-cell>
          <table:table-cell office:value-type="float" office:value="329064917" calcext:value-type="float">
            <text:p>329064917</text:p>
          </table:table-cell>
          <table:table-cell table:style-name="Default"/>
          <table:table-cell office:value-type="string" calcext:value-type="string">
            <text:p>+0.60%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<text:s/>Indonesia </text:p>
          </table:table-cell>
          <table:table-cell office:value-type="string" calcext:value-type="string">
            <text:p>Asia </text:p>
          </table:table-cell>
          <table:table-cell table:style-name="Default"/>
          <table:table-cell office:value-type="string" calcext:value-type="string">
            <text:p>South-eastern Asia </text:p>
          </table:table-cell>
          <table:table-cell table:style-name="Default"/>
          <table:table-cell office:value-type="float" office:value="267670543" calcext:value-type="float">
            <text:p>267670543</text:p>
          </table:table-cell>
          <table:table-cell office:value-type="float" office:value="270625568" calcext:value-type="float">
            <text:p>270625568</text:p>
          </table:table-cell>
          <table:table-cell table:style-name="Default"/>
          <table:table-cell office:value-type="string" calcext:value-type="string">
            <text:p>+1.10%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<text:s/>Pakistan </text:p>
          </table:table-cell>
          <table:table-cell office:value-type="string" calcext:value-type="string">
            <text:p>Asia </text:p>
          </table:table-cell>
          <table:table-cell table:style-name="Default"/>
          <table:table-cell office:value-type="string" calcext:value-type="string">
            <text:p>Southern Asia </text:p>
          </table:table-cell>
          <table:table-cell table:style-name="Default"/>
          <table:table-cell office:value-type="float" office:value="212228286" calcext:value-type="float">
            <text:p>212228286</text:p>
          </table:table-cell>
          <table:table-cell office:value-type="float" office:value="216565318" calcext:value-type="float">
            <text:p>216565318</text:p>
          </table:table-cell>
          <table:table-cell table:style-name="Default"/>
          <table:table-cell office:value-type="string" calcext:value-type="string">
            <text:p>+2.04%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<text:s/>Brazil </text:p>
          </table:table-cell>
          <table:table-cell office:value-type="string" calcext:value-type="string">
            <text:p>Americas </text:p>
          </table:table-cell>
          <table:table-cell table:style-name="Default"/>
          <table:table-cell office:value-type="string" calcext:value-type="string">
            <text:p>South America </text:p>
          </table:table-cell>
          <table:table-cell table:style-name="Default"/>
          <table:table-cell office:value-type="float" office:value="209469323" calcext:value-type="float">
            <text:p>209469323</text:p>
          </table:table-cell>
          <table:table-cell office:value-type="float" office:value="211049527" calcext:value-type="float">
            <text:p>211049527</text:p>
          </table:table-cell>
          <table:table-cell table:style-name="Default"/>
          <table:table-cell table:style-name="ce2" office:value-type="string" calcext:value-type="string">
            <text:p>+0.75%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<text:s/>Nigeria </text:p>
          </table:table-cell>
          <table:table-cell office:value-type="string" calcext:value-type="string">
            <text:p>Africa </text:p>
          </table:table-cell>
          <table:table-cell table:style-name="Default"/>
          <table:table-cell office:value-type="string" calcext:value-type="string">
            <text:p>Western Africa </text:p>
          </table:table-cell>
          <table:table-cell table:style-name="Default"/>
          <table:table-cell office:value-type="float" office:value="195874683" calcext:value-type="float">
            <text:p>195874683</text:p>
          </table:table-cell>
          <table:table-cell office:value-type="float" office:value="200963599" calcext:value-type="float">
            <text:p>200963599</text:p>
          </table:table-cell>
          <table:table-cell table:style-name="Default"/>
          <table:table-cell table:style-name="ce2" office:value-type="string" calcext:value-type="string">
            <text:p>+2.60%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<text:s/>Bangladesh </text:p>
          </table:table-cell>
          <table:table-cell office:value-type="string" calcext:value-type="string">
            <text:p>Asia </text:p>
          </table:table-cell>
          <table:table-cell table:style-name="Default"/>
          <table:table-cell office:value-type="string" calcext:value-type="string">
            <text:p>Southern Asia </text:p>
          </table:table-cell>
          <table:table-cell table:style-name="Default"/>
          <table:table-cell office:value-type="float" office:value="161376708" calcext:value-type="float">
            <text:p>161376708</text:p>
          </table:table-cell>
          <table:table-cell office:value-type="float" office:value="163046161" calcext:value-type="float">
            <text:p>163046161</text:p>
          </table:table-cell>
          <table:table-cell table:style-name="Default"/>
          <table:table-cell table:style-name="ce2" office:value-type="string" calcext:value-type="string">
            <text:p>+1.03%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<text:s/>Russia </text:p>
          </table:table-cell>
          <table:table-cell office:value-type="string" calcext:value-type="string">
            <text:p>Europe </text:p>
          </table:table-cell>
          <table:table-cell table:style-name="Default"/>
          <table:table-cell office:value-type="string" calcext:value-type="string">
            <text:p>Eastern Europe </text:p>
          </table:table-cell>
          <table:table-cell table:style-name="Default"/>
          <table:table-cell office:value-type="float" office:value="145734038" calcext:value-type="float">
            <text:p>145734038</text:p>
          </table:table-cell>
          <table:table-cell office:value-type="float" office:value="145872256" calcext:value-type="float">
            <text:p>145872256</text:p>
          </table:table-cell>
          <table:table-cell table:style-name="Default"/>
          <table:table-cell table:style-name="ce2" office:value-type="string" calcext:value-type="string">
            <text:p>+0.09%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<text:s/>Mexico </text:p>
          </table:table-cell>
          <table:table-cell office:value-type="string" calcext:value-type="string">
            <text:p>Americas </text:p>
          </table:table-cell>
          <table:table-cell table:style-name="Default"/>
          <table:table-cell office:value-type="string" calcext:value-type="string">
            <text:p>Central America </text:p>
          </table:table-cell>
          <table:table-cell table:style-name="Default"/>
          <table:table-cell office:value-type="float" office:value="126190788" calcext:value-type="float">
            <text:p>126190788</text:p>
          </table:table-cell>
          <table:table-cell office:value-type="float" office:value="127575529" calcext:value-type="float">
            <text:p>127575529</text:p>
          </table:table-cell>
          <table:table-cell table:style-name="Default"/>
          <table:table-cell table:style-name="ce2" office:value-type="string" calcext:value-type="string">
            <text:p>+1.10%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<text:s/>Japan </text:p>
          </table:table-cell>
          <table:table-cell office:value-type="string" calcext:value-type="string">
            <text:p>Asia </text:p>
          </table:table-cell>
          <table:table-cell table:style-name="Default"/>
          <table:table-cell office:value-type="string" calcext:value-type="string">
            <text:p>Eastern Asia </text:p>
          </table:table-cell>
          <table:table-cell table:style-name="Default"/>
          <table:table-cell office:value-type="float" office:value="127202192" calcext:value-type="float">
            <text:p>127202192</text:p>
          </table:table-cell>
          <table:table-cell office:value-type="float" office:value="126860301" calcext:value-type="float">
            <text:p>126860301</text:p>
          </table:table-cell>
          <table:table-cell table:style-name="Default"/>
          <table:table-cell office:value-type="string" calcext:value-type="string">
            <text:p>−0.27%</text:p>
          </table:table-cell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<text:s/>Ethiopia </text:p>
          </table:table-cell>
          <table:table-cell office:value-type="string" calcext:value-type="string">
            <text:p>Africa </text:p>
          </table:table-cell>
          <table:table-cell table:style-name="Default"/>
          <table:table-cell office:value-type="string" calcext:value-type="string">
            <text:p>Eastern Africa </text:p>
          </table:table-cell>
          <table:table-cell table:style-name="Default"/>
          <table:table-cell office:value-type="float" office:value="109224414" calcext:value-type="float">
            <text:p>109224414</text:p>
          </table:table-cell>
          <table:table-cell office:value-type="float" office:value="112078730" calcext:value-type="float">
            <text:p>112078730</text:p>
          </table:table-cell>
          <table:table-cell table:style-name="Default"/>
          <table:table-cell office:value-type="string" calcext:value-type="string">
            <text:p>+2.61%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<text:s/>Philippines </text:p>
          </table:table-cell>
          <table:table-cell office:value-type="string" calcext:value-type="string">
            <text:p>Asia </text:p>
          </table:table-cell>
          <table:table-cell table:style-name="Default"/>
          <table:table-cell office:value-type="string" calcext:value-type="string">
            <text:p>South-eastern Asia </text:p>
          </table:table-cell>
          <table:table-cell table:style-name="Default"/>
          <table:table-cell office:value-type="float" office:value="106651394" calcext:value-type="float">
            <text:p>106651394</text:p>
          </table:table-cell>
          <table:table-cell office:value-type="float" office:value="108116615" calcext:value-type="float">
            <text:p>108116615</text:p>
          </table:table-cell>
          <table:table-cell table:style-name="Default"/>
          <table:table-cell office:value-type="string" calcext:value-type="string">
            <text:p>+1.37%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<text:s/>Egypt </text:p>
          </table:table-cell>
          <table:table-cell office:value-type="string" calcext:value-type="string">
            <text:p>Africa </text:p>
          </table:table-cell>
          <table:table-cell table:style-name="Default"/>
          <table:table-cell office:value-type="string" calcext:value-type="string">
            <text:p>Northern Africa </text:p>
          </table:table-cell>
          <table:table-cell table:style-name="Default"/>
          <table:table-cell office:value-type="float" office:value="98423598" calcext:value-type="float">
            <text:p>98423598</text:p>
          </table:table-cell>
          <table:table-cell office:value-type="float" office:value="100388073" calcext:value-type="float">
            <text:p>100388073</text:p>
          </table:table-cell>
          <table:table-cell table:style-name="Default"/>
          <table:table-cell office:value-type="string" calcext:value-type="string">
            <text:p>+2.00%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<text:s/>Vietnam </text:p>
          </table:table-cell>
          <table:table-cell office:value-type="string" calcext:value-type="string">
            <text:p>Asia </text:p>
          </table:table-cell>
          <table:table-cell table:style-name="Default"/>
          <table:table-cell office:value-type="string" calcext:value-type="string">
            <text:p>South-eastern Asia </text:p>
          </table:table-cell>
          <table:table-cell table:style-name="Default"/>
          <table:table-cell office:value-type="float" office:value="95545962" calcext:value-type="float">
            <text:p>95545962</text:p>
          </table:table-cell>
          <table:table-cell office:value-type="float" office:value="96462106" calcext:value-type="float">
            <text:p>96462106</text:p>
          </table:table-cell>
          <table:table-cell table:style-name="Default"/>
          <table:table-cell office:value-type="string" calcext:value-type="string">
            <text:p>+0.96%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1-02-08T19:57:13.133954767</meta:creation-date>
    <dc:date>2021-02-08T20:28:41.050883690</dc:date>
    <dc:creator>Rafael Lima</dc:creator>
    <meta:editing-duration>PT20M42S</meta:editing-duration>
    <meta:editing-cycles>13</meta:editing-cycles>
    <meta:generator>LibreOffice/7.0.4.2$Linux_X86_64 LibreOffice_project/00$Build-2</meta:generator>
    <meta:document-statistic meta:table-count="6" meta:cell-count="381" meta:object-count="0"/>
  </office:meta>
</office:document-meta>
</file>